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4.52966666666667cm"/>
    </style:style>
    <style:style style:name="co2" style:family="table-column">
      <style:table-column-properties fo:break-before="auto" style:column-width="8.17033333333333cm"/>
    </style:style>
    <style:style style:name="co3" style:family="table-column">
      <style:table-column-properties fo:break-before="auto" style:column-width="5.101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2" table:default-cell-style-name="ce2"/>
        <table:table-column table:style-name="co4" table:number-columns-repeated="1637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процесса(ов)</text:p>
          </table:table-cell>
          <table:table-cell table:number-columns-repeated="2" table:style-name="ce2"/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VLOOKUP([.C2];[.$A:.$G];7;0)" table:style-name="ce2">
            <text:p>0</text:p>
          </table:table-cell>
          <table:table-cell office:value-type="float" office:value="0" table:formula="of:=VLOOKUP([.D2];[.$A:.$G];7;0)" table:style-name="ce2">
            <text:p>0</text:p>
          </table:table-cell>
          <table:table-cell office:value-type="float" office:value="6" table:formula="of:=[.B2]+MAX([.E2:.F2])" table:style-name="ce1">
            <text:p>6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formula="of:=VLOOKUP([.C3];[.$A:.$G];7;0)" table:style-name="ce2">
            <text:p>6</text:p>
          </table:table-cell>
          <table:table-cell office:value-type="float" office:value="0" table:formula="of:=VLOOKUP([.D3];[.$A:.$G];7;0)" table:style-name="ce2">
            <text:p>0</text:p>
          </table:table-cell>
          <table:table-cell office:value-type="float" office:value="11" table:formula="of:=[.B3]+MAX([.E3:.F3])" table:style-name="ce1">
            <text:p>11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formula="of:=VLOOKUP([.C4];[.$A:.$G];7;0)" table:style-name="ce2">
            <text:p>11</text:p>
          </table:table-cell>
          <table:table-cell office:value-type="float" office:value="0" table:formula="of:=VLOOKUP([.D4];[.$A:.$G];7;0)" table:style-name="ce2">
            <text:p>0</text:p>
          </table:table-cell>
          <table:table-cell office:value-type="float" office:value="12" table:formula="of:=[.B4]+MAX([.E4:.F4])" table:style-name="ce1">
            <text:p>12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VLOOKUP([.C5];[.$A:.$G];7;0)" table:style-name="ce2">
            <text:p>0</text:p>
          </table:table-cell>
          <table:table-cell office:value-type="float" office:value="0" table:formula="of:=VLOOKUP([.D5];[.$A:.$G];7;0)" table:style-name="ce2">
            <text:p>0</text:p>
          </table:table-cell>
          <table:table-cell office:value-type="float" office:value="1" table:formula="of:=[.B5]+MAX([.E5:.F5])" table:style-name="ce1">
            <text:p>1</text:p>
          </table:table-cell>
          <table:table-cell table:style-name="ce1"/>
          <table:table-cell office:value-type="float" office:value="15" table:formula="of:=MAX([.G:.G]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formula="of:=VLOOKUP([.C6];[.$A:.$G];7;0)" table:style-name="ce2">
            <text:p>1</text:p>
          </table:table-cell>
          <table:table-cell office:value-type="float" office:value="0" table:formula="of:=VLOOKUP([.D6];[.$A:.$G];7;0)" table:style-name="ce2">
            <text:p>0</text:p>
          </table:table-cell>
          <table:table-cell office:value-type="float" office:value="6" table:formula="of:=[.B6]+MAX([.E6:.F6])" table:style-name="ce1">
            <text:p>6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formula="of:=VLOOKUP([.C7];[.$A:.$G];7;0)" table:style-name="ce2">
            <text:p>6</text:p>
          </table:table-cell>
          <table:table-cell office:value-type="float" office:value="0" table:formula="of:=VLOOKUP([.D7];[.$A:.$G];7;0)" table:style-name="ce2">
            <text:p>0</text:p>
          </table:table-cell>
          <table:table-cell office:value-type="float" office:value="15" table:formula="of:=[.B7]+MAX([.E7:.F7])" table:style-name="ce1">
            <text:p>15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VLOOKUP([.C8];[.$A:.$G];7;0)" table:style-name="ce2">
            <text:p>0</text:p>
          </table:table-cell>
          <table:table-cell office:value-type="float" office:value="0" table:formula="of:=VLOOKUP([.D8];[.$A:.$G];7;0)" table:style-name="ce2">
            <text:p>0</text:p>
          </table:table-cell>
          <table:table-cell office:value-type="float" office:value="4" table:formula="of:=[.B8]+MAX([.E8:.F8])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" table:formula="of:=VLOOKUP([.C9];[.$A:.$G];7;0)" table:style-name="ce2">
            <text:p>4</text:p>
          </table:table-cell>
          <table:table-cell office:value-type="float" office:value="0" table:formula="of:=VLOOKUP([.D9];[.$A:.$G];7;0)" table:style-name="ce2">
            <text:p>0</text:p>
          </table:table-cell>
          <table:table-cell office:value-type="float" office:value="7" table:formula="of:=[.B9]+MAX([.E9:.F9])" table:style-name="ce1">
            <text:p>7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" table:formula="of:=VLOOKUP([.C10];[.$A:.$G];7;0)" table:style-name="ce2">
            <text:p>7</text:p>
          </table:table-cell>
          <table:table-cell office:value-type="float" office:value="0" table:formula="of:=VLOOKUP([.D10];[.$A:.$G];7;0)" table:style-name="ce2">
            <text:p>0</text:p>
          </table:table-cell>
          <table:table-cell office:value-type="float" office:value="9" table:formula="of:=[.B10]+MAX([.E10:.F10])" table:style-name="ce1">
            <text:p>9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formula="of:=VLOOKUP([.C11];[.$A:.$G];7;0)" table:style-name="ce2">
            <text:p>6</text:p>
          </table:table-cell>
          <table:table-cell office:value-type="float" office:value="7" table:formula="of:=VLOOKUP([.D11];[.$A:.$G];7;0)" table:style-name="ce2">
            <text:p>7</text:p>
          </table:table-cell>
          <table:table-cell office:value-type="float" office:value="15" table:formula="of:=[.B11]+MAX([.E11:.F11])" table:style-name="ce1">
            <text:p>15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VLOOKUP([.C12];[.$A:.$G];7;0)" table:style-name="ce2">
            <text:p>0</text:p>
          </table:table-cell>
          <table:table-cell office:value-type="float" office:value="0" table:formula="of:=VLOOKUP([.D12];[.$A:.$G];7;0)" table:style-name="ce2">
            <text:p>0</text:p>
          </table:table-cell>
          <table:table-cell office:value-type="float" office:value="6" table:formula="of:=[.B12]+MAX([.E12:.F12])" table:style-name="ce1">
            <text:p>6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9" table:formula="of:=VLOOKUP([.C13];[.$A:.$G];7;0)" table:style-name="ce2">
            <text:p>9</text:p>
          </table:table-cell>
          <table:table-cell office:value-type="float" office:value="6" table:formula="of:=VLOOKUP([.D13];[.$A:.$G];7;0)" table:style-name="ce2">
            <text:p>6</text:p>
          </table:table-cell>
          <table:table-cell office:value-type="float" office:value="13" table:formula="of:=[.B13]+MAX([.E13:.F13])" table:style-name="ce1">
            <text:p>13</text:p>
          </table:table-cell>
          <table:table-cell table:number-columns-repeated="16377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HP</meta:initial-creator>
    <dc:creator>Kirka</dc:creator>
    <meta:creation-date>2022-07-26T06:42:39Z</meta:creation-date>
    <dc:date>2023-03-31T07:53:37Z</dc:date>
  </office:meta>
</office:document-meta>
</file>